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53.5">
            <text:p>53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28/10/2011</text:date>, <text:time>01:4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0-28T01:40:43</dc:date>
    <dc:creator>david </dc:creator>
    <meta:editing-duration>PT00H07M24S</meta:editing-duration>
    <meta:editing-cycles>10</meta:editing-cycles>
    <meta:generator>OpenOffice.org/3.2$Unix OpenOffice.org_project/320m12$Build-9483</meta:generator>
    <meta:document-statistic meta:table-count="3" meta:cell-count="32" meta:object-count="0"/>
  </office:meta>
</office:document-meta>
</file>